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64696d" draw:textarea-vertical-align="top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7.44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8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true" draw:auto-grow-width="true" fo:min-height="0.471cm" fo:min-width="5.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7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12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69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7.2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64696d" draw:textarea-vertical-align="top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4.06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471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fill-color="#ffffff" draw:textarea-vertical-align="top" fo:min-height="0.785cm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2.751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vertical-align="top" fo:min-height="1.56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75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881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vertical-align="top" fo:min-height="0.78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8cm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3.661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fill-color="#ffffff" draw:textarea-vertical-align="top" fo:min-height="0.19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2.074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4.4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6cm" fo:min-width="3.10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81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04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solid" draw:fill-color="#64696d" loext:decorative="false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3.7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2.75cm" loext:decorative="false"/>
      <style:paragraph-properties style:writing-mode="lr-tb"/>
    </style:style>
    <style:style style:name="P1" style:family="paragraph">
      <loext:graphic-properties draw:fill="solid" draw:fill-color="#64696d"/>
      <style:paragraph-properties fo:line-height="100%" fo:text-align="start"/>
      <style:text-properties fo:color="#000000" loext:opacity="100%"/>
    </style:style>
    <style:style style:name="P2" style:family="paragraph">
      <style:paragraph-properties fo:line-height="100%" fo:text-align="start" style:writing-mode="lr-tb"/>
    </style:style>
    <style:style style:name="P3" style:family="paragraph">
      <loext:graphic-properties draw:fill="none"/>
      <style:paragraph-properties fo:line-height="100%" fo:text-align="start"/>
      <style:text-properties fo:color="#000000" loext:opacity="100%" fo:font-size="20pt" style:font-size-asian="20pt" style:font-size-complex="20pt"/>
    </style:style>
    <style:style style:name="P4" style:family="paragraph">
      <style:paragraph-properties fo:margin-top="0cm" fo:margin-bottom="0cm" fo:line-height="100%" fo:text-align="start" style:writing-mode="lr-tb"/>
    </style:style>
    <style:style style:name="P5" style:family="paragraph">
      <loext:graphic-properties draw:fill="none"/>
      <style:paragraph-properties fo:margin-top="0cm" fo:margin-bottom="0cm" fo:line-height="100%" fo:text-align="start"/>
      <style:text-properties fo:color="#000000" loext:opacity="100%" fo:font-size="12pt" style:font-size-asian="12pt" style:font-size-complex="12pt"/>
    </style:style>
    <style:style style:name="P6" style:family="paragraph">
      <style:paragraph-properties fo:margin-top="0.42cm" fo:margin-bottom="0.35cm" fo:line-height="100%" fo:text-align="start"/>
    </style:style>
    <style:style style:name="P7" style:family="paragraph">
      <loext:graphic-properties draw:fill="none" draw:fill-color="#ffffff"/>
      <style:paragraph-properties fo:margin-top="0.42cm" fo:margin-bottom="0.35cm" fo:line-height="100%" fo:text-align="start"/>
      <style:text-properties fo:color="#000000" loext:opacity="100%" fo:font-size="10pt" style:font-size-asian="10pt" style:font-size-complex="10pt"/>
    </style:style>
    <style:style style:name="P8" style:family="paragraph">
      <loext:graphic-properties draw:fill="none" draw:fill-color="#ffffff"/>
      <style:paragraph-properties fo:margin-top="0.42cm" fo:margin-bottom="0.35cm" fo:line-height="100%" fo:text-align="start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margin-top="0.1cm" fo:margin-bottom="0cm" fo:line-height="100%" fo:text-align="start"/>
      <style:text-properties fo:hyphenate="false" loext:hyphenation-no-caps="false" loext:hyphenation-no-last-word="false"/>
    </style:style>
    <style:style style:name="P10" style:family="paragraph">
      <loext:graphic-properties draw:fill="none" draw:fill-color="#ffffff"/>
      <style:paragraph-properties fo:margin-top="0.1cm" fo:margin-bottom="0cm" fo:line-height="100%" fo:text-align="start"/>
      <style:text-properties fo:color="#000000" loext:opacity="100%" fo:font-size="12pt" style:font-size-asian="12pt" style:font-size-complex="12pt" fo:hyphenate="false" loext:hyphenation-no-caps="false" loext:hyphenation-no-last-word="false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margin-top="0.1cm" fo:margin-bottom="0.1cm" fo:line-height="100%" fo:text-align="start"/>
    </style:style>
    <style:style style:name="P14" style:family="paragraph">
      <style:paragraph-properties fo:margin-top="0.1cm" fo:margin-bottom="0.1cm" fo:line-height="100%" fo:text-align="start"/>
      <style:text-properties fo:hyphenate="false" loext:hyphenation-no-caps="false" loext:hyphenation-no-last-word="false"/>
    </style:style>
    <style:style style:name="P15" style:family="paragraph">
      <loext:graphic-properties draw:fill="none" draw:fill-color="#ffffff"/>
      <style:paragraph-properties fo:margin-top="0.1cm" fo:margin-bottom="0.1cm" fo:line-height="100%" fo:text-align="start"/>
      <style:text-properties fo:color="#000000" loext:opacity="100%" fo:font-size="10pt" style:font-size-asian="10pt" style:font-size-complex="10pt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/>
      <style:text-properties fo:color="#000000" loext:opacity="100%" fo:font-size="10pt" style:font-size-asian="10pt" style:font-size-complex="10pt"/>
    </style:style>
    <style:style style:name="P17" style:family="paragraph">
      <style:paragraph-properties fo:line-height="100%" fo:text-align="start"/>
    </style:style>
    <style:style style:name="P18" style:family="paragraph">
      <loext:graphic-properties draw:fill="none" draw:fill-color="#ffffff"/>
      <style:paragraph-properties fo:line-height="100%" fo:text-align="start"/>
      <style:text-properties fo:color="#000000" loext:opacity="100%"/>
    </style:style>
    <style:style style:name="P19" style:family="paragraph">
      <style:paragraph-properties fo:margin-top="0.42cm" fo:margin-bottom="0.35cm" fo:line-height="100%" fo:text-align="start"/>
      <style:text-properties fo:hyphenate="false" loext:hyphenation-no-caps="false" loext:hyphenation-no-last-word="false"/>
    </style:style>
    <style:style style:name="P20" style:family="paragraph">
      <loext:graphic-properties draw:fill="none" draw:fill-color="#ffffff"/>
      <style:paragraph-properties fo:margin-top="0.42cm" fo:margin-bottom="0.35cm" fo:line-height="100%" fo:text-align="start"/>
      <style:text-properties fo:color="#000000" loext:opacity="100%" fo:font-size="10pt" style:font-size-asian="10pt" style:font-size-complex="10pt" fo:hyphenate="false" loext:hyphenation-no-caps="false" loext:hyphenation-no-last-word="false"/>
    </style:style>
    <style:style style:name="P21" style:family="paragraph">
      <style:paragraph-properties fo:margin-top="0cm" fo:margin-bottom="0cm"/>
      <style:text-properties fo:font-size="12pt" style:font-size-asian="12pt" style:font-size-complex="12pt"/>
    </style:style>
    <style:style style:name="P22" style:family="paragraph">
      <style:paragraph-properties fo:margin-top="0cm" fo:margin-bottom="0cm"/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fo:margin-top="0cm" fo:margin-bottom="0cm"/>
      <style:text-properties fo:font-size="12pt" style:font-size-asian="12pt" style:font-size-complex="12pt"/>
    </style:style>
    <style:style style:name="P24" style:family="paragraph">
      <style:paragraph-properties fo:text-align="start" style:writing-mode="lr-tb"/>
    </style:style>
    <style:style style:name="P25" style:family="paragraph">
      <loext:graphic-properties draw:fill="none"/>
      <style:paragraph-properties fo:text-align="start"/>
      <style:text-properties fo:color="#000000" loext:opacity="100%" fo:font-size="20pt" style:font-size-asian="20pt" style:font-size-complex="20pt"/>
    </style:style>
    <style:style style:name="P26" style:family="paragraph">
      <loext:graphic-properties draw:fill="none"/>
      <style:paragraph-properties fo:text-align="start"/>
      <style:text-properties fo:color="#000000" loext:opacity="100%" fo:font-size="12pt" style:font-size-asian="12pt" style:font-size-complex="12pt"/>
    </style:style>
    <style:style style:name="P27" style:family="paragraph">
      <loext:graphic-properties draw:fill="solid" draw:fill-color="#64696d"/>
      <style:text-properties fo:color="#000000" loext:opacity="100%"/>
    </style:style>
    <style:style style:name="P28" style:family="paragraph">
      <style:paragraph-properties fo:margin-top="0.42cm" fo:margin-bottom="0.35cm" fo:text-align="start" style:writing-mode="lr-tb"/>
    </style:style>
    <style:style style:name="P29" style:family="paragraph">
      <loext:graphic-properties draw:fill="none"/>
      <style:paragraph-properties fo:margin-top="0.42cm" fo:margin-bottom="0.35cm" fo:text-align="start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30" style:family="paragraph">
      <style:paragraph-properties fo:margin-top="0cm" fo:margin-bottom="0cm"/>
    </style:style>
    <style:style style:name="P31" style:family="paragraph">
      <style:paragraph-properties fo:margin-top="0cm" fo:margin-bottom="0cm" fo:text-align="start"/>
      <style:text-properties fo:hyphenate="false" loext:hyphenation-no-caps="false" loext:hyphenation-no-last-word="false"/>
    </style:style>
    <style:style style:name="P32" style:family="paragraph">
      <style:paragraph-properties fo:margin-top="0cm" fo:margin-bottom="0cm" fo:text-align="start"/>
    </style:style>
    <style:style style:name="P33" style:family="paragraph">
      <loext:graphic-properties draw:fill="none" draw:fill-color="#ffffff"/>
      <style:paragraph-properties fo:margin-top="0cm" fo:margin-bottom="0cm"/>
      <style:text-properties fo:color="#000000" loext:opacity="100%" fo:font-size="12pt" style:font-size-asian="12pt" style:font-size-complex="12pt"/>
    </style:style>
    <style:style style:name="T1" style:family="text">
      <style:text-properties fo:color="#000000" loext:opacity="100%" style:font-name="Liberation Serif" fo:font-size="20pt" fo:font-weight="normal" style:font-name-asian="Liberation Serif" style:font-size-asian="20pt" style:font-weight-asian="normal" style:font-name-complex="Liberation Serif" style:font-size-complex="20pt" style:font-weight-complex="normal"/>
    </style:style>
    <style:style style:name="T2" style:family="text">
      <style:text-properties fo:color="#000000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3" style:family="text">
      <style:text-properties fo:color="#000000" loext:opacity="100%" style:font-name="Liberation Serif" fo:font-size="20pt" fo:font-weight="bold" style:font-name-asian="Liberation Serif" style:font-size-asian="20pt" style:font-weight-asian="bold" style:font-name-complex="Liberation Serif" style:font-size-complex="20pt" style:font-weight-complex="bold"/>
    </style:style>
    <style:style style:name="T4" style:family="text">
      <style:text-properties fo:color="#000000" loext:opacity="100%" fo:font-size="12pt" style:font-size-asian="12pt" style:font-size-complex="12pt"/>
    </style:style>
    <style:style style:name="T5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loext:opacity="100%"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00" loext:opacity="100%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10" style:family="text">
      <style:text-properties fo:color="#000000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2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2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999cm" svg:height="0.054cm" svg:x="0.999cm" svg:y="2.318cm" svg:viewBox="0 0 19000 55" draw:points="0,0 19000,0 19000,55 0,55">
          <text:p/>
        </draw:polygon>
        <draw:frame draw:style-name="gr2" draw:text-style-name="P3" draw:layer="layout" svg:width="7.445cm" svg:height="0.784cm" svg:x="0.999cm" svg:y="1.6cm">
          <draw:text-box>
            <text:p text:style-name="P2"><text:span text:style-name="T1">M. RUSHI CHOWDARY</text:span></text:p>
          </draw:text-box>
        </draw:frame>
        <draw:frame draw:style-name="gr3" draw:text-style-name="P5" draw:layer="layout" svg:width="4.486cm" svg:height="0.471cm" svg:x="0.999cm" svg:y="2.573cm">
          <draw:text-box>
            <text:p text:style-name="P4"><text:span text:style-name="T2">Phone: +91 98664 24447 <text:s/></text:span></text:p>
          </draw:text-box>
        </draw:frame>
        <draw:frame draw:style-name="gr4" draw:text-style-name="P5" draw:layer="layout" svg:width="5.8cm" svg:height="0.471cm" svg:x="0.999cm" svg:y="3.2cm">
          <draw:text-box>
            <text:p text:style-name="P4"><text:span text:style-name="T2">Email: mandavarushi@gmail.com</text:span></text:p>
          </draw:text-box>
        </draw:frame>
        <draw:frame draw:style-name="gr5" draw:text-style-name="P5" draw:layer="layout" svg:width="1.776cm" svg:height="0.471cm" svg:x="0.999cm" svg:y="3.813cm">
          <draw:text-box>
            <text:p text:style-name="P4"><text:span text:style-name="T2"><text:s/></text:span></text:p>
          </draw:text-box>
        </draw:frame>
        <draw:frame draw:style-name="gr6" draw:text-style-name="P5" draw:layer="layout" svg:width="9.125cm" svg:height="0.471cm" svg:x="0.999cm" svg:y="3.818cm">
          <draw:text-box>
            <text:p text:style-name="P4"><text:span text:style-name="T2">LinkedIn: linkedin.com/in/rushi-mandava-9862411bb</text:span></text:p>
          </draw:text-box>
        </draw:frame>
        <draw:frame draw:style-name="gr7" draw:text-style-name="P5" draw:layer="layout" svg:width="4.669cm" svg:height="0.471cm" svg:x="0.999cm" svg:y="4.453cm">
          <draw:text-box>
            <text:p text:style-name="P4"><text:span text:style-name="T2">Location: Hyderabad, India</text:span></text:p>
          </draw:text-box>
        </draw:frame>
        <draw:frame draw:style-name="gr8" draw:text-style-name="P3" draw:layer="layout" svg:width="7.25cm" svg:height="0.784cm" svg:x="0.999cm" svg:y="8.188cm">
          <draw:text-box>
            <text:p text:style-name="P2"><text:span text:style-name="T3">CAREER OBJECTIVE</text:span></text:p>
          </draw:text-box>
        </draw:frame>
        <draw:polygon draw:style-name="gr9" draw:text-style-name="P1" draw:layer="layout" svg:width="18.999cm" svg:height="0.054cm" svg:x="0.999cm" svg:y="8.919cm" svg:viewBox="0 0 19000 55" draw:points="0,0 19000,0 19000,55 0,55">
          <text:p/>
        </draw:polygon>
        <draw:frame draw:style-name="gr10" draw:text-style-name="P3" draw:layer="layout" svg:width="4.067cm" svg:height="0.784cm" svg:x="0.999cm" svg:y="5.218cm">
          <draw:text-box>
            <text:p text:style-name="P2"><text:span text:style-name="T3">ABOUT ME:</text:span></text:p>
          </draw:text-box>
        </draw:frame>
        <draw:frame draw:style-name="gr11" draw:text-style-name="P7" draw:layer="layout" svg:width="18.734cm" svg:height="1.471cm" svg:x="0.999cm" svg:y="9.112cm">
          <draw:text-box>
            <text:p text:style-name="P6"><text:span text:style-name="T4">Motivated and detail-oriented Computer Science graduate specializing in Artificial Intelligence and Machine Learning. Seeking an entry-level opportunity to apply my technical skills in Python, web development, and AI to contribute to innovative projects and grow within a collaborative and learning-driven environment.</text:span></text:p>
          </draw:text-box>
        </draw:frame>
        <draw:frame draw:style-name="gr12" draw:text-style-name="P8" draw:layer="layout" svg:width="4.29cm" svg:height="0.785cm" svg:x="0.999cm" svg:y="10.553cm">
          <draw:text-box>
            <text:p text:style-name="P6"><text:span text:style-name="T3">SKILLS</text:span></text:p>
          </draw:text-box>
        </draw:frame>
        <draw:polygon draw:style-name="gr9" draw:text-style-name="P1" draw:layer="layout" svg:width="18.999cm" svg:height="0.054cm" svg:x="0.999cm" svg:y="11.319cm" svg:viewBox="0 0 19000 55" draw:points="0,0 19000,0 19000,55 0,55">
          <text:p/>
        </draw:polygon>
        <draw:frame draw:style-name="gr13" draw:text-style-name="P10" draw:layer="layout" svg:width="18.078cm" svg:height="2.751cm" svg:x="0.999cm" svg:y="11.436cm">
          <draw:text-box>
            <text:list text:style-name="L2">
              <text:list-item>
                <text:p text:style-name="P9"><text:span text:style-name="T5">Programming Languages:</text:span><text:span text:style-name="T4"> Python, Java, C/C++, JavaScript</text:span></text:p>
              </text:list-item>
              <text:list-item>
                <text:p text:style-name="P9"><text:span text:style-name="T5">Web Development: </text:span><text:span text:style-name="T4">HTML, CSS, JavaScript, React.js, Node.js, Django</text:span></text:p>
              </text:list-item>
              <text:list-item>
                <text:p text:style-name="P9"><text:span text:style-name="T5">Databases: </text:span><text:span text:style-name="T4">MySQL, MongoDB, SQL</text:span></text:p>
              </text:list-item>
              <text:list-item>
                <text:p text:style-name="P9"><text:span text:style-name="T5">Tools &amp; Frameworks: </text:span><text:span text:style-name="T4">React Native, Electron, AutoCAD, MS Office</text:span></text:p>
              </text:list-item>
              <text:list-item>
                <text:p text:style-name="P9"><text:span text:style-name="T5">Other:</text:span><text:span text:style-name="T4"> BotPress, Wix</text:span></text:p>
              </text:list-item>
            </text:list>
          </draw:text-box>
        </draw:frame>
        <draw:frame draw:style-name="gr14" draw:text-style-name="P12" draw:layer="layout" svg:width="12.367cm" svg:height="1.567cm" svg:x="0.999cm" svg:y="17.399cm">
          <draw:text-box>
            <text:p text:style-name="P11"><text:span text:style-name="T3">WORK EXPERIENCE</text:span></text:p>
            <text:p text:style-name="P11"><text:span text:style-name="T3"/></text:p>
          </draw:text-box>
        </draw:frame>
        <draw:polygon draw:style-name="gr9" draw:text-style-name="P1" draw:layer="layout" svg:width="18.999cm" svg:height="0.054cm" svg:x="0.999cm" svg:y="18.119cm" svg:viewBox="0 0 19000 55" draw:points="0,0 19000,0 19000,55 0,55">
          <text:p/>
        </draw:polygon>
        <draw:frame draw:style-name="gr15" draw:text-style-name="P15" draw:layer="layout" svg:width="18.113cm" svg:height="2.751cm" svg:x="0.999cm" svg:y="18.479cm">
          <draw:text-box>
            <text:p text:style-name="P13"><text:span text:style-name="T5">Web Developer Intern</text:span></text:p>
            <text:p text:style-name="P13"><text:span text:style-name="T6">Quietly Brilliant |August 2024 – November 2024</text:span></text:p>
            <text:list text:style-name="L3">
              <text:list-item>
                <text:p text:style-name="P14"><text:span text:style-name="T6">Designed and implemented dynamic Wix-based websites, customized to meet client requirements.</text:span></text:p>
              </text:list-item>
              <text:list-item>
                <text:p text:style-name="P14"><text:span text:style-name="T6">Enhanced user experience by delivering responsive and visually appealing web solutions.</text:span></text:p>
              </text:list-item>
              <text:list-item>
                <text:p text:style-name="P14"><text:span text:style-name="T6">Collaborated with cross-functional teams, gaining exposure to agile development methodologies.</text:span></text:p>
              </text:list-item>
            </text:list>
          </draw:text-box>
        </draw:frame>
        <draw:frame draw:style-name="gr16" draw:text-style-name="P7" draw:layer="layout" svg:width="18.725cm" svg:height="1.881cm" svg:x="0.999cm" svg:y="6.059cm">
          <draw:text-box>
            <text:p text:style-name="P6"><text:span text:style-name="T6">A passionate fresher with a strong foundation in AI, machine learning, and full-stack web development. I am eager to kick-start my career, solve real-world problems, and continuously enhance my technical and professional skills through teamwork and dedication. I believe in learning by doing and am excited to bring fresh energy and ideas to a dynamic organization.</text:span></text:p>
          </draw:text-box>
        </draw:frame>
        <draw:polygon draw:style-name="gr9" draw:text-style-name="P1" draw:layer="layout" svg:width="18.999cm" svg:height="0.054cm" svg:x="0.999cm" svg:y="6.019cm" svg:viewBox="0 0 19000 55" draw:points="0,0 19000,0 19000,55 0,55">
          <text:p/>
        </draw:polygon>
        <draw:frame draw:style-name="gr17" draw:text-style-name="P12" draw:layer="layout" svg:width="9.94cm" svg:height="0.784cm" svg:x="0.999cm" svg:y="26.262cm">
          <draw:text-box>
            <text:p text:style-name="P11"><text:span text:style-name="T3">PASSION AND MOTIVATION</text:span></text:p>
          </draw:text-box>
        </draw:frame>
        <draw:polygon draw:style-name="gr9" draw:text-style-name="P1" draw:layer="layout" svg:width="18.999cm" svg:height="0.054cm" svg:x="0.999cm" svg:y="27.02cm" svg:viewBox="0 0 19000 55" draw:points="0,0 19000,0 19000,55 0,55">
          <text:p/>
        </draw:polygon>
        <draw:frame draw:style-name="gr18" draw:text-style-name="P16" draw:layer="layout" svg:width="18.817cm" svg:height="1.8cm" svg:x="0.999cm" svg:y="27.221cm">
          <draw:text-box>
            <text:p text:style-name="P11"><text:span text:style-name="T4">Excited to join a dynamic organization where I can contribute my AI and machine learning expertise. Motivated to solve challenging problems, deliver efficient solutions, and enhance team success through collaboration and continuous learning.</text:span></text:p>
            <text:p text:style-name="P11"><text:span text:style-name="T7"/></text:p>
          </draw:text-box>
        </draw:frame>
        <draw:frame draw:style-name="gr12" draw:text-style-name="P18" draw:layer="layout" svg:width="4.333cm" svg:height="0.785cm" svg:x="0.999cm" svg:y="21.261cm">
          <draw:text-box>
            <text:p text:style-name="P17"><text:span text:style-name="T3">EDUCATION</text:span></text:p>
          </draw:text-box>
        </draw:frame>
        <draw:polygon draw:style-name="gr9" draw:text-style-name="P1" draw:layer="layout" svg:width="18.999cm" svg:height="0.054cm" svg:x="0.999cm" svg:y="22.02cm" svg:viewBox="0 0 19000 55" draw:points="0,0 19000,0 19000,55 0,55">
          <text:p/>
        </draw:polygon>
        <draw:frame draw:style-name="gr19" draw:text-style-name="P20" draw:layer="layout" svg:width="10.837cm" svg:height="3.661cm" svg:x="0.999cm" svg:y="22.235cm">
          <draw:text-box>
            <text:list text:style-name="L2">
              <text:list-item>
                <text:p text:style-name="P19"><text:span text:style-name="T4">St. Mary's Group of Institutions, Hyderabad B.Tech in Computer Science and Engineering (AI/ML) | 2021 – 2024 | CGPA: 6.39</text:span></text:p>
              </text:list-item>
              <text:list-item>
                <text:p text:style-name="P19"><text:span text:style-name="T6">St. Mary's Group of Institutions, Hyderabad Diploma in Mechanical Engineering | 2017 – 2020 | CGPA: 6.46</text:span></text:p>
              </text:list-item>
              <text:list-item>
                <text:p text:style-name="P19"><text:span text:style-name="T4">Siddarth Model High School | 2016 – 2017 | CGPA: 8.0</text:span></text:p>
              </text:list-item>
            </text:list>
          </draw:text-box>
        </draw:frame>
        <draw:frame draw:style-name="gr20" draw:text-style-name="P8" draw:layer="layout" svg:width="4.695cm" svg:height="0.784cm" svg:x="0.999cm" svg:y="14.261cm">
          <draw:text-box>
            <text:p text:style-name="P6"><text:span text:style-name="T3">SOFT SKILLS</text:span></text:p>
          </draw:text-box>
        </draw:frame>
        <draw:polygon draw:style-name="gr9" draw:text-style-name="P1" draw:layer="layout" svg:width="18.999cm" svg:height="0.054cm" svg:x="0.999cm" svg:y="15.12cm" svg:viewBox="0 0 19000 55" draw:points="0,0 19000,0 19000,55 0,55">
          <text:p/>
        </draw:polygon>
        <draw:frame draw:style-name="gr21" draw:text-style-name="P23" draw:layer="layout" svg:width="13.039cm" svg:height="2.351cm" svg:x="1.016cm" svg:y="15.146cm">
          <draw:text-box>
            <text:p text:style-name="P21"><text:span text:style-name="T8">Communication &amp; Collaboration</text:span></text:p>
            <text:p text:style-name="P21"><text:span text:style-name="T8">Problem-Solving &amp; Analytical Thinking</text:span></text:p>
            <text:p text:style-name="P22"><text:span text:style-name="T8">Adaptability &amp; Continuous Learning </text:span></text:p>
            <text:p text:style-name="P22"><text:span text:style-name="T8">Project Management &amp; Organization </text:span></text:p>
            <text:p text:style-name="P22"><text:span text:style-name="T8">Attention to Detail </text:span></text:p>
          </draw:text-box>
        </draw:frame>
      </draw:page>
      <draw:page draw:name="page2" draw:style-name="dp1" draw:master-page-name="master-page3">
        <draw:frame draw:style-name="gr22" draw:text-style-name="P25" draw:layer="layout" svg:width="4.48cm" svg:height="0.784cm" svg:x="1.25cm" svg:y="15.354cm">
          <draw:text-box>
            <text:p text:style-name="P24"><text:span text:style-name="T3">LANGUAGES</text:span></text:p>
          </draw:text-box>
        </draw:frame>
        <draw:frame draw:style-name="gr23" draw:text-style-name="P26" draw:layer="layout" svg:width="3.104cm" svg:height="0.486cm" svg:x="1.25cm" svg:y="16.327cm">
          <draw:text-box>
            <text:p text:style-name="P24"><text:span text:style-name="T9">Telugu:</text:span><text:span text:style-name="T2"> Native</text:span></text:p>
          </draw:text-box>
        </draw:frame>
        <draw:frame draw:style-name="gr24" draw:text-style-name="P26" draw:layer="layout" svg:width="2.681cm" svg:height="0.471cm" svg:x="1.25cm" svg:y="16.997cm">
          <draw:text-box>
            <text:p text:style-name="P24"><text:span text:style-name="T9">Hindi: </text:span><text:span text:style-name="T2">Fluent</text:span></text:p>
          </draw:text-box>
        </draw:frame>
        <draw:frame draw:style-name="gr25" draw:text-style-name="P26" draw:layer="layout" svg:width="3.104cm" svg:height="0.471cm" svg:x="1.25cm" svg:y="17.667cm">
          <draw:text-box>
            <text:p text:style-name="P24"><text:span text:style-name="T9">English: </text:span><text:span text:style-name="T2">Fluent</text:span></text:p>
          </draw:text-box>
        </draw:frame>
        <draw:polygon draw:style-name="gr26" draw:text-style-name="P27" draw:layer="layout" svg:width="18.999cm" svg:height="0.054cm" svg:x="0.999cm" svg:y="16.14cm" svg:viewBox="0 0 19000 55" draw:points="0,0 19000,0 19000,55 0,55">
          <text:p/>
        </draw:polygon>
        <draw:frame draw:style-name="gr27" draw:text-style-name="P29" draw:layer="layout" svg:width="3.79cm" svg:height="0.784cm" svg:x="1.25cm" svg:y="1.654cm">
          <draw:text-box>
            <text:p text:style-name="P28"><text:span text:style-name="T3">PROJECTS</text:span></text:p>
          </draw:text-box>
        </draw:frame>
        <draw:polygon draw:style-name="gr26" draw:text-style-name="P27" draw:layer="layout" svg:width="18.999cm" svg:height="0.054cm" svg:x="0.999cm" svg:y="2.441cm" svg:viewBox="0 0 19000 55" draw:points="0,0 19000,0 19000,55 0,55">
          <text:p/>
        </draw:polygon>
        <draw:frame draw:style-name="gr28" draw:text-style-name="P33" draw:layer="layout" svg:width="18.697cm" svg:height="12.75cm" svg:x="1.25cm" svg:y="2.549cm">
          <draw:text-box>
            <text:p text:style-name="P30"><text:span text:style-name="T10">Simple File Sharing System</text:span></text:p>
            <text:list text:style-name="L3">
              <text:list-item>
                <text:p text:style-name="P31"><text:span text:style-name="T5">Technologies: </text:span><text:span text:style-name="T4">Python, Django, MySQL</text:span></text:p>
              </text:list-item>
              <text:list-item>
                <text:p text:style-name="P31"><text:span text:style-name="T4">Designed and implemented a secure file-sharing platform enabling data transfer among users.</text:span></text:p>
              </text:list-item>
              <text:list-item>
                <text:p text:style-name="P31"><text:span text:style-name="T4">Incorporated encryption and role-based access controls to ensure data confidentiality and integrity.</text:span></text:p>
              </text:list-item>
            </text:list>
            <text:p text:style-name="P32"><text:span text:style-name="T10"/></text:p>
            <text:p text:style-name="P32"><text:span text:style-name="T10">Diabetes Prediction Using Machine Learning</text:span></text:p>
            <text:list text:style-name="L2">
              <text:list-item>
                <text:p text:style-name="P31"><text:span text:style-name="T5">Technologies:</text:span><text:span text:style-name="T4"> Python, Pandas, Scikit-learn</text:span></text:p>
              </text:list-item>
              <text:list-item>
                <text:p text:style-name="P31"><text:span text:style-name="T4">Built a predictive model utilizing patient datasets to identify diabetes likelihood.</text:span></text:p>
              </text:list-item>
              <text:list-item>
                <text:p text:style-name="P31"><text:span text:style-name="T4">Achieved 85% accuracy with a Random Forest classifier.</text:span></text:p>
              </text:list-item>
              <text:list-item>
                <text:p text:style-name="P31"><text:span text:style-name="T4">Deployed the model via Django to provide an intuitive user interface.</text:span></text:p>
              </text:list-item>
            </text:list>
            <text:p text:style-name="P32"><text:span text:style-name="T10"/></text:p>
            <text:p text:style-name="P32"><text:span text:style-name="T10">To-Do List Application</text:span></text:p>
            <text:p text:style-name="P32"><text:span text:style-name="T5">Technologies: </text:span><text:span text:style-name="T4">Python, Django</text:span></text:p>
            <text:p text:style-name="P32"><text:span text:style-name="T4">Developed a web-based task manager allowing users to create, update, and delete tasks.</text:span></text:p>
            <text:p text:style-name="P32"><text:span text:style-name="T5"/></text:p>
            <text:p text:style-name="P32"><text:span text:style-name="T10">Rock, Paper, Scissors Game</text:span></text:p>
            <text:list text:continue-numbering="true" text:style-name="L2">
              <text:list-item>
                <text:p text:style-name="P31"><text:span text:style-name="T5">Technologies: </text:span><text:span text:style-name="T4">Python</text:span></text:p>
              </text:list-item>
              <text:list-item>
                <text:p text:style-name="P31"><text:span text:style-name="T4">Created an interactive console-based game where users compete against a computer.</text:span></text:p>
              </text:list-item>
            </text:list>
            <text:list text:style-name="L4">
              <text:list-header>
                <text:p text:style-name="P32"><text:span text:style-name="T5"/></text:p>
              </text:list-header>
            </text:list>
            <text:p text:style-name="P32"><text:span text:style-name="T10">Portfolio Website</text:span></text:p>
            <text:list text:style-name="L2">
              <text:list-item>
                <text:p text:style-name="P31"><text:span text:style-name="T5">Technologies: </text:span><text:span text:style-name="T4">HTML/CSS, JavaScript</text:span></text:p>
              </text:list-item>
              <text:list-item>
                <text:p text:style-name="P31"><text:span text:style-name="T4">Designed a personal portfolio website to showcase skills and projects.</text:span></text:p>
              </text:list-item>
              <text:list-item>
                <text:p text:style-name="P31"><text:span text:style-name="T4">Ensured responsiveness across devices for optimal user experience.</text:span></text:p>
              </text:list-item>
            </text:list>
            <text:p text:style-name="P32"><text:span text:style-name="T10"/></text:p>
            <text:p text:style-name="P32"><text:span text:style-name="T10">Running Websites as Apps</text:span></text:p>
            <text:list text:continue-numbering="true" text:style-name="L2">
              <text:list-item>
                <text:p text:style-name="P31"><text:span text:style-name="T5">Technologies:</text:span><text:span text:style-name="T4"> Electron, Node.js, React Native</text:span></text:p>
              </text:list-item>
              <text:list-item>
                <text:p text:style-name="P31"><text:span text:style-name="T4">Converted web-based interfaces into cross-platform desktop applications for Windows and Android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8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2-19T21:42:54.518740900</dc:date>
    <meta:editing-duration>PT1H28M56S</meta:editing-duration>
    <meta:editing-cycles>16</meta:editing-cycles>
    <meta:generator>LibreOffice/25.2.0.3$Windows_X86_64 LibreOffice_project/e1cf4a87eb02d755bce1a01209907ea5ddc8f069</meta:generator>
    <meta:print-date>2025-02-19T20:20:59.219190200</meta:print-date>
    <meta:printed-by>PDF files</meta:printed-by>
    <meta:document-statistic meta:object-count="36"/>
  </office:meta>
</office:document-meta>
</file>